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1.401cm" fo:text-align="center" style:justify-single-word="false" fo:text-indent="-1.401cm" style:auto-text-indent="false" style:page-number="auto" fo:background-color="transparent"/>
      <style:text-properties officeooo:paragraph-rsid="001cc12f"/>
    </style:style>
    <style:style style:name="P2" style:family="paragraph" style:parent-style-name="Standard">
      <loext:graphic-properties draw:fill="none"/>
      <style:paragraph-properties fo:margin-left="0cm" fo:margin-right="-1.401cm" fo:text-indent="-1.401cm" style:auto-text-indent="false" fo:background-color="transparent"/>
      <style:text-properties fo:font-size="10.5pt" officeooo:paragraph-rsid="001a6e6c" style:font-size-asian="10.5pt" style:font-size-complex="10.5pt"/>
    </style:style>
    <style:style style:name="P3" style:family="paragraph" style:parent-style-name="Heading_20_2">
      <loext:graphic-properties draw:fill="none"/>
      <style:paragraph-properties fo:margin-left="0cm" fo:margin-right="-1.401cm" fo:text-indent="-1.401cm" style:auto-text-indent="false" fo:background-color="transparent"/>
      <style:text-properties officeooo:paragraph-rsid="001a6e6c"/>
    </style:style>
    <style:style style:name="P4" style:family="paragraph" style:parent-style-name="Text_20_body">
      <loext:graphic-properties draw:fill="none"/>
      <style:paragraph-properties fo:margin-left="0cm" fo:margin-right="-1.401cm" fo:text-indent="-1.401cm" style:auto-text-indent="false" fo:background-color="transparent"/>
    </style:style>
    <style:style style:name="P5" style:family="paragraph" style:parent-style-name="Horizontal_20_Line">
      <loext:graphic-properties draw:fill="none"/>
      <style:paragraph-properties fo:margin-left="0cm" fo:margin-right="-1.401cm" fo:text-indent="-1.401cm" style:auto-text-indent="false" fo:background-color="transparent"/>
      <style:text-properties fo:font-size="10.5pt" style:font-size-asian="10.5pt" style:font-size-complex="10.5pt"/>
    </style:style>
    <style:style style:name="P6" style:family="paragraph" style:parent-style-name="Heading_20_2">
      <loext:graphic-properties draw:fill="none"/>
      <style:paragraph-properties fo:margin-left="0cm" fo:margin-right="-1.401cm" fo:text-indent="-1.401cm" style:auto-text-indent="false" fo:background-color="transparent"/>
      <style:text-properties fo:font-size="10.5pt" style:font-size-asian="10.5pt" style:font-size-complex="10.5pt"/>
    </style:style>
    <style:style style:name="P7" style:family="paragraph" style:parent-style-name="Text_20_body" style:list-style-name="L1">
      <loext:graphic-properties draw:fill="none"/>
      <style:paragraph-properties fo:margin-left="0cm" fo:margin-right="-1.401cm" fo:text-indent="-1.401cm" style:auto-text-indent="false" fo:background-color="transparent"/>
    </style:style>
    <style:style style:name="P8" style:family="paragraph" style:parent-style-name="Text_20_body" style:list-style-name="L1">
      <loext:graphic-properties draw:fill="none"/>
      <style:paragraph-properties fo:margin-left="0cm" fo:margin-right="-1.401cm" fo:text-indent="-1.401cm" style:auto-text-indent="false" fo:background-color="transparent"/>
      <style:text-properties officeooo:paragraph-rsid="00231d9b"/>
    </style:style>
    <style:style style:name="P9" style:family="paragraph" style:parent-style-name="Text_20_body" style:list-style-name="L1">
      <loext:graphic-properties draw:fill="none"/>
      <style:paragraph-properties fo:margin-left="0cm" fo:margin-right="-1.401cm" fo:text-indent="-1.401cm" style:auto-text-indent="false" fo:background-color="transparent"/>
      <style:text-properties fo:font-size="10.5pt" style:font-size-asian="10.5pt" style:font-size-complex="10.5pt"/>
    </style:style>
    <style:style style:name="P10" style:family="paragraph" style:parent-style-name="Text_20_body" style:list-style-name="L2">
      <loext:graphic-properties draw:fill="none"/>
      <style:paragraph-properties fo:margin-left="0cm" fo:margin-right="-1.401cm" fo:text-indent="-1.401cm" style:auto-text-indent="false" fo:background-color="transparent"/>
    </style:style>
    <style:style style:name="P11" style:family="paragraph" style:parent-style-name="Text_20_body" style:list-style-name="L3">
      <loext:graphic-properties draw:fill="none"/>
      <style:paragraph-properties fo:margin-left="0cm" fo:margin-right="-1.401cm" fo:text-indent="-1.401cm" style:auto-text-indent="false" fo:background-color="transparent"/>
    </style:style>
    <style:style style:name="P12" style:family="paragraph" style:parent-style-name="Text_20_body" style:list-style-name="L3">
      <loext:graphic-properties draw:fill="none"/>
      <style:paragraph-properties fo:margin-left="0cm" fo:margin-right="-1.401cm" fo:text-indent="-1.401cm" style:auto-text-indent="false" fo:background-color="transparent"/>
      <style:text-properties fo:font-size="10.5pt" style:font-size-asian="10.5pt" style:font-size-complex="10.5pt"/>
    </style:style>
    <style:style style:name="P13" style:family="paragraph" style:parent-style-name="Text_20_body">
      <loext:graphic-properties draw:fill="none"/>
      <style:paragraph-properties fo:margin-left="0cm" fo:margin-right="-1.401cm" fo:text-indent="-1.401cm" style:auto-text-indent="false" fo:background-color="transparent"/>
      <style:text-properties fo:font-size="10.5pt" style:font-size-asian="10.5pt" style:font-size-complex="10.5pt"/>
    </style:style>
    <style:style style:name="P14" style:family="paragraph" style:parent-style-name="Text_20_body" style:list-style-name="L4">
      <loext:graphic-properties draw:fill="none"/>
      <style:paragraph-properties fo:margin-left="0cm" fo:margin-right="-1.401cm" fo:text-indent="-1.401cm" style:auto-text-indent="false" fo:background-color="transparent"/>
    </style:style>
    <style:style style:name="P15" style:family="paragraph" style:parent-style-name="Heading_20_3">
      <loext:graphic-properties draw:fill="none"/>
      <style:paragraph-properties fo:margin-left="0cm" fo:margin-right="-1.401cm" fo:text-indent="-1.401cm" style:auto-text-indent="false" fo:background-color="transparent"/>
    </style:style>
    <style:style style:name="P16" style:family="paragraph" style:parent-style-name="Text_20_body" style:list-style-name="L5">
      <loext:graphic-properties draw:fill="none"/>
      <style:paragraph-properties fo:margin-left="0cm" fo:margin-right="-1.401cm" fo:text-indent="-1.401cm" style:auto-text-indent="false" fo:background-color="transparent"/>
      <style:text-properties officeooo:paragraph-rsid="001c3172"/>
    </style:style>
    <style:style style:name="P17" style:family="paragraph" style:parent-style-name="Text_20_body" style:list-style-name="L5">
      <loext:graphic-properties draw:fill="none"/>
      <style:paragraph-properties fo:margin-left="0cm" fo:margin-right="-1.401cm" fo:text-indent="-1.401cm" style:auto-text-indent="false" fo:background-color="transparent"/>
      <style:text-properties fo:font-size="10.5pt" style:font-size-asian="10.5pt" style:font-size-complex="10.5pt"/>
    </style:style>
    <style:style style:name="P18" style:family="paragraph" style:parent-style-name="Text_20_body" style:list-style-name="L5">
      <loext:graphic-properties draw:fill="none"/>
      <style:paragraph-properties fo:margin-left="0cm" fo:margin-right="-1.401cm" fo:text-indent="-1.401cm" style:auto-text-indent="false" fo:background-color="transparent"/>
      <style:text-properties officeooo:paragraph-rsid="001eaad4"/>
    </style:style>
    <style:style style:name="P19" style:family="paragraph" style:parent-style-name="Text_20_body" style:list-style-name="L6">
      <loext:graphic-properties draw:fill="none"/>
      <style:paragraph-properties fo:margin-left="0cm" fo:margin-right="-1.401cm" fo:text-indent="-1.401cm" style:auto-text-indent="false" fo:background-color="transparent"/>
    </style:style>
    <style:style style:name="P20" style:family="paragraph" style:parent-style-name="Heading_20_4">
      <loext:graphic-properties draw:fill="none"/>
      <style:paragraph-properties fo:margin-left="0cm" fo:margin-right="-1.401cm" fo:text-indent="-1.401cm" style:auto-text-indent="false" fo:background-color="transparent"/>
      <style:text-properties fo:font-size="10.5pt" style:font-size-asian="10.5pt" style:font-size-complex="10.5pt"/>
    </style:style>
    <style:style style:name="P21" style:family="paragraph" style:parent-style-name="Text_20_body" style:list-style-name="L7">
      <loext:graphic-properties draw:fill="none"/>
      <style:paragraph-properties fo:margin-left="0cm" fo:margin-right="-1.401cm" fo:text-indent="-1.401cm" style:auto-text-indent="false" fo:background-color="transparent"/>
    </style:style>
    <style:style style:name="P22" style:family="paragraph" style:parent-style-name="Preformatted_20_Text">
      <loext:graphic-properties draw:fill="none"/>
      <style:paragraph-properties fo:margin-left="0cm" fo:margin-right="-1.401cm" fo:text-indent="-1.401cm" style:auto-text-indent="false" fo:background-color="transparent"/>
    </style:style>
    <style:style style:name="P23" style:family="paragraph" style:parent-style-name="Preformatted_20_Text">
      <loext:graphic-properties draw:fill="none"/>
      <style:paragraph-properties fo:margin-left="0cm" fo:margin-right="-1.401cm" fo:text-indent="-1.401cm" style:auto-text-indent="false" fo:background-color="transparent"/>
      <style:text-properties officeooo:paragraph-rsid="001cc12f"/>
    </style:style>
    <style:style style:name="P24" style:family="paragraph" style:parent-style-name="Heading_20_3">
      <loext:graphic-properties draw:fill="none"/>
      <style:paragraph-properties fo:margin-left="0cm" fo:margin-right="-1.401cm" fo:text-indent="-1.401cm" style:auto-text-indent="false" fo:background-color="transparent"/>
      <style:text-properties officeooo:paragraph-rsid="001eaad4"/>
    </style:style>
    <style:style style:name="P25" style:family="paragraph" style:parent-style-name="Text_20_body" style:list-style-name="L8">
      <loext:graphic-properties draw:fill="none"/>
      <style:paragraph-properties fo:margin-left="0cm" fo:margin-right="-1.401cm" fo:text-indent="-1.401cm" style:auto-text-indent="false" fo:background-color="transparent"/>
      <style:text-properties fo:font-size="10.5pt" officeooo:paragraph-rsid="001eaad4" style:font-size-asian="10.5pt" style:font-size-complex="10.5pt"/>
    </style:style>
    <style:style style:name="P26" style:family="paragraph" style:parent-style-name="Text_20_body" style:list-style-name="L8">
      <loext:graphic-properties draw:fill="none"/>
      <style:paragraph-properties fo:margin-left="0cm" fo:margin-right="-1.401cm" fo:text-indent="-1.401cm" style:auto-text-indent="false" fo:background-color="transparent"/>
      <style:text-properties officeooo:paragraph-rsid="001eaad4"/>
    </style:style>
    <style:style style:name="P27" style:family="paragraph" style:parent-style-name="Text_20_body" style:list-style-name="L9">
      <loext:graphic-properties draw:fill="none"/>
      <style:paragraph-properties fo:margin-left="0cm" fo:margin-right="-1.401cm" fo:text-indent="-1.401cm" style:auto-text-indent="false" fo:background-color="transparent"/>
      <style:text-properties fo:font-size="10.5pt" style:font-size-asian="10.5pt" style:font-size-complex="10.5pt"/>
    </style:style>
    <style:style style:name="P28" style:family="paragraph" style:parent-style-name="Text_20_body" style:list-style-name="L9">
      <loext:graphic-properties draw:fill="none"/>
      <style:paragraph-properties fo:margin-left="0cm" fo:margin-right="-1.401cm" fo:text-indent="-1.401cm" style:auto-text-indent="false" fo:background-color="transparent"/>
    </style:style>
    <style:style style:name="P29" style:family="paragraph" style:parent-style-name="Text_20_body" style:list-style-name="L10">
      <loext:graphic-properties draw:fill="none"/>
      <style:paragraph-properties fo:margin-left="0cm" fo:margin-right="-1.401cm" fo:text-indent="-1.401cm" style:auto-text-indent="false" fo:background-color="transparent"/>
    </style:style>
    <style:style style:name="P30" style:family="paragraph" style:parent-style-name="Heading_20_3">
      <loext:graphic-properties draw:fill="none"/>
      <style:paragraph-properties fo:margin-left="0cm" fo:margin-right="-1.401cm" fo:text-indent="-1.401cm" style:auto-text-indent="false" fo:background-color="transparent"/>
      <style:text-properties fo:font-size="10.5pt" style:font-size-asian="10.5pt" style:font-size-complex="10.5pt"/>
    </style:style>
    <style:style style:name="P31" style:family="paragraph" style:parent-style-name="Text_20_body" style:list-style-name="L11">
      <loext:graphic-properties draw:fill="none"/>
      <style:paragraph-properties fo:margin-left="0cm" fo:margin-right="-1.401cm" fo:text-indent="-1.401cm" style:auto-text-indent="false" fo:background-color="transparent"/>
      <style:text-properties fo:font-size="10.5pt" style:font-size-asian="10.5pt" style:font-size-complex="10.5pt"/>
    </style:style>
    <style:style style:name="P32" style:family="paragraph" style:parent-style-name="Standard">
      <loext:graphic-properties draw:fill="none"/>
      <style:paragraph-properties fo:margin-left="0cm" fo:margin-right="-1.401cm" fo:text-indent="-1.401cm" style:auto-text-indent="false" fo:background-color="transparent"/>
      <style:text-properties officeooo:paragraph-rsid="001eac2c"/>
    </style:style>
    <style:style style:name="P33" style:family="paragraph" style:parent-style-name="Standard">
      <loext:graphic-properties draw:fill="none"/>
      <style:paragraph-properties fo:margin-left="0cm" fo:margin-right="-1.401cm" fo:text-indent="0cm" style:auto-text-indent="false" fo:background-color="transparent"/>
      <style:text-properties officeooo:paragraph-rsid="001eac2c"/>
    </style:style>
    <style:style style:name="P34" style:family="paragraph" style:parent-style-name="Standard">
      <loext:graphic-properties draw:fill="none"/>
      <style:paragraph-properties fo:margin-left="0cm" fo:margin-right="-1.401cm" fo:text-indent="-1.401cm" style:auto-text-indent="false" fo:background-color="transparent"/>
      <style:text-properties officeooo:paragraph-rsid="00204f56"/>
    </style:style>
    <style:style style:name="P35" style:family="paragraph" style:parent-style-name="Standard">
      <loext:graphic-properties draw:fill="none"/>
      <style:paragraph-properties fo:margin-left="0cm" fo:margin-right="-1.401cm" fo:text-indent="-1.401cm" style:auto-text-indent="false" fo:background-color="transparent"/>
      <style:text-properties officeooo:paragraph-rsid="0020630d"/>
    </style:style>
    <style:style style:name="P36" style:family="paragraph" style:parent-style-name="Standard">
      <loext:graphic-properties draw:fill="none"/>
      <style:paragraph-properties fo:margin-left="0cm" fo:margin-right="-1.401cm" fo:text-indent="0cm" style:auto-text-indent="false" fo:background-color="transparent"/>
      <style:text-properties officeooo:paragraph-rsid="00204f56"/>
    </style:style>
    <style:style style:name="P37" style:family="paragraph" style:parent-style-name="Standard">
      <loext:graphic-properties draw:fill="none"/>
      <style:paragraph-properties fo:margin-left="0cm" fo:margin-right="-1.401cm" fo:text-indent="-1.401cm" style:auto-text-indent="false" fo:background-color="transparent"/>
      <style:text-properties officeooo:paragraph-rsid="001a6e6c"/>
    </style:style>
    <style:style style:name="T1" style:family="text">
      <style:text-properties fo:font-size="20pt" officeooo:rsid="001a6e6c" style:font-size-asian="20pt" style:font-size-complex="2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1b3d5d" style:font-size-asian="10.5pt" style:font-size-complex="10.5pt"/>
    </style:style>
    <style:style style:name="T4" style:family="text">
      <style:text-properties fo:font-size="10.5pt" officeooo:rsid="00231d9b" style:font-size-asian="10.5pt" style:font-size-complex="10.5pt"/>
    </style:style>
    <style:style style:name="T5" style:family="text">
      <style:text-properties fo:font-size="10.5pt" officeooo:rsid="0023792e" style:font-size-asian="10.5pt" style:font-size-complex="10.5pt"/>
    </style:style>
    <style:style style:name="T6" style:family="text">
      <style:text-properties officeooo:rsid="0023792e"/>
    </style:style>
    <style:style style:name="T7" style:family="text">
      <style:text-properties officeooo:rsid="001cc12f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9" style:family="text">
      <style:text-properties fo:font-size="10.5pt" fo:font-weight="normal" officeooo:rsid="001cc12f" style:font-size-asian="10.5pt" style:font-weight-asian="normal" style:font-size-complex="10.5pt" style:font-weight-complex="normal"/>
    </style:style>
    <style:style style:name="T10" style:family="text">
      <style:text-properties fo:font-size="10.5pt" officeooo:rsid="001c3172" style:font-size-asian="10.5pt" style:font-size-complex="10.5pt"/>
    </style:style>
    <style:style style:name="T11" style:family="text">
      <style:text-properties fo:font-size="10.5pt" officeooo:rsid="001eaad4" style:font-size-asian="10.5pt" style:font-size-complex="10.5pt"/>
    </style:style>
    <style:style style:name="T12" style:family="text">
      <style:text-properties fo:font-size="10.5pt" officeooo:rsid="001eac2c" style:font-size-asian="10.5pt" style:font-size-complex="10.5pt"/>
    </style:style>
    <style:style style:name="T13" style:family="text">
      <style:text-properties fo:font-size="10.5pt" officeooo:rsid="00204f56" style:font-size-asian="10.5pt" style:font-size-complex="10.5pt"/>
    </style:style>
    <style:style style:name="T14" style:family="text">
      <style:text-properties fo:font-size="10.5pt" officeooo:rsid="0020630d" style:font-size-asian="10.5pt" style:font-size-complex="10.5pt"/>
    </style:style>
    <style:style style:name="T15" style:family="text">
      <style:text-properties fo:font-size="10.5pt" officeooo:rsid="00207574" style:font-size-asian="10.5pt" style:font-size-complex="10.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Where Do Locals</text:span></text:span></text:p>
      <text:p text:style-name="P2"/>
      <text:p text:style-name="P2"/>
      <text:p text:style-name="P2"/>
      <text:p text:style-name="P2"/>
      <text:p text:style-name="P2"/>
      <text:p text:style-name="P2"/>
      <text:h text:style-name="P3" text:outline-level="2"><text:span text:style-name="Strong_20_Emphasis"><text:span text:style-name="T2">📌 Visione Generale</text:span></text:span></text:h>
      <text:p text:style-name="P4"><text:span text:style-name="Strong_20_Emphasis"><text:span text:style-name="T2">Where Do Locals</text:span></text:span><text:span text:style-name="T2"> nasce con l’obiettivo di offrire ai turisti esperienze autentiche e memorabili, immergendoli nella cultura locale toscana fin dal primo istante del loro soggiorno. La nostra proposta si basa su un modello </text:span><text:span text:style-name="Strong_20_Emphasis"><text:span text:style-name="T2">"esperienziale guidato"</text:span></text:span><text:span text:style-name="T2">, in cui i </text:span><text:span text:style-name="T3">turisti</text:span><text:span text:style-name="T2"> vengono accompagnati nella scoperta di attività selezionate, garantite e radicate nel territorio, con un sistema di accesso semplice e diretto tramite un </text:span><text:span text:style-name="Strong_20_Emphasis"><text:span text:style-name="T2">QR code fisico</text:span></text:span><text:span text:style-name="T2"> fornito al momento dell’ingresso in appartamento.</text:span></text:p>
      <text:p text:style-name="P4"><text:span text:style-name="T2"/></text:p>
      <text:p text:style-name="P5"/>
      <text:h text:style-name="P6" text:outline-level="2">🎯 Visione a Breve Termine (0–6 mesi)</text:h>
      <text:list text:style-name="L1">
        <text:list-item>
          <text:p text:style-name="P7"><text:span text:style-name="Strong_20_Emphasis"><text:span text:style-name="T2">Attivare e consolidare le prime partnership locali</text:span></text:span><text:span text:style-name="T2"> con fornitori di </text:span><text:span text:style-name="T4">servizi (trasporti) ed </text:span><text:span text:style-name="T2">esperienze autentiche (artigianato, enogastronomia, natura, arte, </text:span><text:span text:style-name="T4">benessere, night life</text:span><text:span text:style-name="T2">).</text:span></text:p>
        </text:list-item>
        <text:list-item>
          <text:p text:style-name="P8"><text:span text:style-name="T2">Rilasciare la prima versione funzionale del sito </text:span><text:span text:style-name="Strong_20_Emphasis"><text:span text:style-name="T2">ad accesso privato</text:span></text:span><text:span text:style-name="T2">, non indicizzato sui motori di ricerca.</text:span></text:p>
        </text:list-item>
        <text:list-item>
          <text:p text:style-name="P8"><text:span text:style-name="T4">Collegare i link al</text:span><text:span text:style-name="T2"> </text:span><text:span text:style-name="Strong_20_Emphasis"><text:span text:style-name="T2">QR code fisico</text:span></text:span><text:span text:style-name="T2"> </text:span><text:span text:style-name="T4">del portachiavi</text:span><text:span text:style-name="T2">.</text:span></text:p>
        </text:list-item>
        <text:list-item>
          <text:p text:style-name="P9">Testare il modello con una base di partenza:</text:p>
          <text:list>
            <text:list-item>
              <text:p text:style-name="P7"><text:span text:style-name="T2">60 appartamenti gestiti da </text:span><text:span text:style-name="Strong_20_Emphasis"><text:span text:style-name="T2">Go Homes</text:span></text:span><text:span text:style-name="T2"> (Francesco);</text:span></text:p>
            </text:list-item>
            <text:list-item>
              <text:p text:style-name="P7"><text:span text:style-name="T2">20 appartamenti (</text:span><text:span text:style-name="Strong_20_Emphasis"><text:span text:style-name="T4">alex </text:span></text:span><text:span text:style-name="Strong_20_Emphasis"><text:span text:style-name="T5">dice che non e’ importante ora e che si sapra tra una settimana, oggi lun 5maggio</text:span></text:span><text:span text:style-name="T2">).</text:span></text:p>
            </text:list-item>
          </text:list>
        </text:list-item>
        <text:list-item>
          <text:p text:style-name="P7"><text:span text:style-name="T2">Costruire una rete di feedback dinamico tra turista e fornitore attraverso il nostro canale centrale, </text:span><text:span text:style-name="Strong_20_Emphasis"><text:span text:style-name="T2">senza necessità di autenticazione o backend complesso</text:span></text:span><text:span text:style-name="T2">.</text:span></text:p>
        </text:list-item>
      </text:list>
      <text:p text:style-name="P5"/>
      <text:h text:style-name="P6" text:outline-level="2">🚀 Visione a Medio-Lungo Termine (6–24 mesi)</text:h>
      <text:p text:style-name="P4"><text:span text:style-name="T2">L’obiettivo è diventare la </text:span><text:span text:style-name="Strong_20_Emphasis"><text:span text:style-name="T2">piattaforma dominante per la selezione e la prenotazione di esperienze turistiche locali in Toscana</text:span></text:span><text:span text:style-name="T2">, trasformando “Where Do Locals” in un sistema ad </text:span><text:span text:style-name="Strong_20_Emphasis"><text:span text:style-name="T2">accesso esclusivo e controllato</text:span></text:span><text:span text:style-name="T2">, dove solo i fornitori più affidabili e di qualità possono entrare.</text:span></text:p>
      <text:list text:style-name="L2">
        <text:list-item>
          <text:p text:style-name="P10"><text:span text:style-name="T2">Selezionare una rosa di </text:span><text:span text:style-name="Strong_20_Emphasis"><text:span text:style-name="T2">20 esperienze premium</text:span></text:span><text:span text:style-name="T2"> e attivare un </text:span><text:span text:style-name="Strong_20_Emphasis"><text:span text:style-name="T2">modello a "bidding"</text:span></text:span><text:span text:style-name="T2">: i fornitori competono (in termini di servizio, prezzo, valore culturale e feedback utente) per ottenere o mantenere il proprio posto sulla piattaforma.</text:span></text:p>
        </text:list-item>
        <text:list-item>
          <text:p text:style-name="P10"><text:span text:style-name="T2">Creare un </text:span><text:span text:style-name="Strong_20_Emphasis"><text:span text:style-name="T2">ecosistema proprietario di esperienze</text:span></text:span><text:span text:style-name="T2"> geolocalizzate, misurabili e dinamicamente adattabili in base al comportamento dell’utente.</text:span></text:p>
        </text:list-item>
      </text:list>
      <text:p text:style-name="P5"/>
      <text:h text:style-name="P6" text:outline-level="2">🧠 Asset Strategico: Influenzare il Comportamento del Turista</text:h>
      <text:p text:style-name="P4"><text:span text:style-name="T2">La forza distintiva del progetto risiede nella capacità di </text:span><text:span text:style-name="Strong_20_Emphasis"><text:span text:style-name="T2">influenzare i primi momenti del soggiorno del turista</text:span></text:span><text:span text:style-name="T2"> grazie a un’interfaccia interattiva semplice, ludica ed efficace. L’accesso avviene nel momento a massimo impatto: </text:span><text:span text:style-name="Strong_20_Emphasis"><text:span text:style-name="T2">appena l’ospite entra in casa</text:span></text:span><text:span text:style-name="T2">. Qui trova un oggetto fisico – </text:span><text:span text:style-name="Strong_20_Emphasis"><text:span text:style-name="T2">un cubo-portachiavi con QR code</text:span></text:span><text:span text:style-name="T2"> – che rappresenta la chiave d’accesso a un mondo di esperienze autentiche locali.</text:span></text:p>
      <text:h text:style-name="P6" text:outline-level="2"><text:soft-page-break/></text:h>
      <text:h text:style-name="P6" text:outline-level="2"/>
      <text:h text:style-name="P6" text:outline-level="2">👥 Pubblico Target</text:h>
      <text:p text:style-name="P4"><text:span text:style-name="T2">Turisti italiani e internazionali in arrivo su </text:span><text:span text:style-name="Strong_20_Emphasis"><text:span text:style-name="T2">Firenze e zone limitrofe</text:span></text:span><text:span text:style-name="T2">, che alloggiano in strutture gestite da partner (es. Go Homes). Il nostro servizio si attiva </text:span><text:span text:style-name="Strong_20_Emphasis"><text:span text:style-name="T2">senza che l’utente cerchi attivamente un sito o una app</text:span></text:span><text:span text:style-name="T2">, ma viene proposto in modo fisico, diretto e senza frizione, </text:span><text:span text:style-name="Strong_20_Emphasis"><text:span text:style-name="T2">a monte del suo comportamento turistico digitale</text:span></text:span><text:span text:style-name="T2">.</text:span></text:p>
      <text:p text:style-name="P4"><text:span text:style-name="T2"/></text:p>
      <text:p text:style-name="P4"><text:span text:style-name="T2"/></text:p>
      <text:p text:style-name="P5"/>
      <text:h text:style-name="P6" text:outline-level="2">🛠️ Funzionalità Attuali del Sito</text:h>
      <text:list text:style-name="L3">
        <text:list-item>
          <text:p text:style-name="P11"><text:span text:style-name="T2">Interfaccia dinamica e reattiva in JavaScript, </text:span><text:span text:style-name="Strong_20_Emphasis"><text:span text:style-name="T2">senza necessità di login, backend o API esterne</text:span></text:span><text:span text:style-name="T2">.</text:span></text:p>
        </text:list-item>
        <text:list-item>
          <text:p text:style-name="P12">Contenuti interattivi e visuali che guidano l’utente nella selezione delle esperienze disponibili <text:span text:style-name="T6">in base al</text:span> tipo di attività (cultura, cibo, relax, artigianato).</text:p>
        </text:list-item>
        <text:list-item>
          <text:p text:style-name="P12">Connessione diretta con il referente locale (attualmente: Francesco), che coordina i contatti tra turisti e fornitori attraverso canali telefonici o diretti.</text:p>
        </text:list-item>
        <text:list-item>
          <text:p text:style-name="P12">Esperienze incluse: laboratori di pasta artigianale, wine &amp; paint in campagna, <text:span text:style-name="T6">e tutto quello che vedi sul sito (ad esempio 3 imprese diverse lavorano su pasta experience)</text:span></text:p>
        </text:list-item>
      </text:list>
      <text:p text:style-name="P13"/>
      <text:p text:style-name="P5"/>
      <text:h text:style-name="P6" text:outline-level="2">🔄 Evoluzion<text:span text:style-name="T7">e per raccogliere i dati</text:span></text:h>
      <text:list text:style-name="L4">
        <text:list-item>
          <text:p text:style-name="P14"><text:span text:style-name="T2">Aggiunta di un </text:span><text:span text:style-name="Strong_20_Emphasis"><text:span text:style-name="T2">sistema leggero di scoring</text:span></text:span><text:span text:style-name="T2"> per i fornitori (senza database, ma basato su feedback emoji o thumbs raccolti via JS e inviati su fogli Google).</text:span></text:p>
        </text:list-item>
        <text:list-item>
          <text:p text:style-name="P14"><text:span text:style-name="T2">Implementazione di </text:span><text:span text:style-name="Strong_20_Emphasis"><text:span text:style-name="T2">badge o premi virtuali</text:span></text:span><text:span text:style-name="T2"> per utenti attivi (“scopri tutte e 3 le esperienze tipiche e ricevi un contenuto esclusivo”).</text:span></text:p>
        </text:list-item>
        <text:list-item>
          <text:p text:style-name="P14"><text:span text:style-name="T2">Introduzione graduale di strumenti di </text:span><text:span text:style-name="Strong_20_Emphasis"><text:span text:style-name="T2">analytics privacy-friendly</text:span></text:span><text:span text:style-name="T2"> per tracciare scansione QR, tempo di permanenza e conversioni verso fornitori.</text:span></text:p>
          <text:p text:style-name="P14"><text:span text:style-name="T2"/></text:p>
        </text:list-item>
      </text:list>
      <text:p text:style-name="P5"/>
      <text:h text:style-name="P6" text:outline-level="2">🧩 Da Prodotto a Piattaforma?</text:h>
      <text:p text:style-name="P4"><text:span text:style-name="T2">Il progetto si colloca oggi a metà tra </text:span><text:span text:style-name="Strong_20_Emphasis"><text:span text:style-name="T2">prodotto esperienziale curato</text:span></text:span><text:span text:style-name="T2"> e </text:span><text:span text:style-name="Strong_20_Emphasis"><text:span text:style-name="T2">piattaforma in potenza</text:span></text:span><text:span text:style-name="T2">.<text:line-break/>Nel breve periodo funziona come </text:span><text:span text:style-name="Strong_20_Emphasis"><text:span text:style-name="T2">prodotto verticale chiuso</text:span></text:span><text:span text:style-name="T2">, focalizzato sull’esperienza utente e sul controllo qualità.<text:line-break/>Nel lungo termine, può evolvere in </text:span><text:span text:style-name="Strong_20_Emphasis"><text:span text:style-name="T2">piattaforma scalabile</text:span></text:span><text:span text:style-name="T2">, con criteri selettivi, logica di esclusività e meccanismi di concorrenza tra fornitori.</text:span></text:p>
      <text:p text:style-name="P4"><text:span text:style-name="T2">Questa transizione va </text:span><text:span text:style-name="Strong_20_Emphasis"><text:span text:style-name="T2">governata con attenzione</text:span></text:span><text:span text:style-name="T2">, mantenendo il controllo sull’esperienza utente e i dati raccolti.</text:span></text:p>
      <text:p text:style-name="P4"><text:span text:style-name="T2"/></text:p>
      <text:h text:style-name="P6" text:outline-level="2"><text:soft-page-break/></text:h>
      <text:h text:style-name="P15" text:outline-level="3"><text:span text:style-name="Strong_20_Emphasis"><text:span text:style-name="T2">Infrastruttura Tecnica(fase 0–6 mesi)</text:span></text:span></text:h>
      <text:p text:style-name="P4"><text:span text:style-name="Strong_20_Emphasis"><text:span text:style-name="T2"/></text:span></text:p>
      <text:list text:style-name="L5">
        <text:list-item>
          <text:p text:style-name="P16"><text:span text:style-name="Strong_20_Emphasis"><text:span text:style-name="T8">Creazione prototipo tecnico minimale </text:span></text:span><text:span text:style-name="T2">HTML statico + JS.</text:span></text:p>
        </text:list-item>
        <text:list-item>
          <text:p text:style-name="P17">Rilasciare un MVP stabile, veloce, privacy-first e sicuro da QR.</text:p>
        </text:list-item>
        <text:list-item>
          <text:p text:style-name="P18"><text:span text:style-name="Strong_20_Emphasis"><text:span text:style-name="T8">Integrazione Fornitori </text:span></text:span><text:span text:style-name="Strong_20_Emphasis"><text:span text:style-name="T9">servizi</text:span></text:span><text:span text:style-name="Strong_20_Emphasis"><text:span text:style-name="T8">.</text:span></text:span></text:p>
        </text:list-item>
        <text:list-item>
          <text:p text:style-name="P17">Evitare login, backend o database complessi.</text:p>
        </text:list-item>
      </text:list>
      <text:list text:style-name="L6">
        <text:list-item>
          <text:p text:style-name="P19"><text:span text:style-name="Strong_20_Emphasis"><text:span text:style-name="T2">Frontend JS-only</text:span></text:span><text:span text:style-name="T2"> HTML/CSS/JS vanilla o </text:span><text:span text:style-name="T10">(considera </text:span><text:span text:style-name="T2">micro-framework come Alpine.js).</text:span></text:p>
        </text:list-item>
        <text:list-item>
          <text:p text:style-name="P19"><text:span text:style-name="Strong_20_Emphasis"><text:span text:style-name="T5">(prossimo futuro) </text:span></text:span><text:span text:style-name="Strong_20_Emphasis"><text:span text:style-name="T2">Contenuti statici gestiti da Google Sheets + JSON pubblici</text:span></text:span><text:span text:style-name="T2"> (leggi-only).</text:span></text:p>
        </text:list-item>
        <text:list-item>
          <text:p text:style-name="P19"><text:span text:style-name="Strong_20_Emphasis"><text:span text:style-name="T5">(futuro remoto) </text:span></text:span><text:span text:style-name="Strong_20_Emphasis"><text:span text:style-name="T2">Feedback raccolti via script JS → Google Apps Script webhook → Google Sheet.</text:span></text:span></text:p>
        </text:list-item>
        <text:list-item>
          <text:p text:style-name="P19"><text:span text:style-name="Strong_20_Emphasis"><text:span text:style-name="T2">QR code personalizzati</text:span></text:span><text:span text:style-name="T2"> (univoci per appartamento) che puntano a URL univoci ma non indicizzati (es. </text:span><text:span text:style-name="Source_20_Text"><text:span text:style-name="T2">wheredolocals.com/gohomes123</text:span></text:span><text:span text:style-name="T2">).</text:span></text:p>
          <text:p text:style-name="P19"><text:span text:style-name="T2"/></text:p>
        </text:list-item>
      </text:list>
      <text:h text:style-name="P20" text:outline-level="4">Sicurezza Frontend:</text:h>
      <text:list text:style-name="L7">
        <text:list-item>
          <text:p text:style-name="P21"><text:span text:style-name="Strong_20_Emphasis"><text:span text:style-name="T2">Content Security Policy (CSP)</text:span></text:span><text:span text:style-name="T2"> per prevenire XSS.</text:span></text:p>
        </text:list-item>
        <text:list-item>
          <text:p text:style-name="P21"><text:span text:style-name="Strong_20_Emphasis"><text:span text:style-name="T2">Disabilitare indexing con </text:span></text:span><text:span text:style-name="Strong_20_Emphasis"><text:span text:style-name="Source_20_Text"><text:span text:style-name="T2">&lt;meta name="robots" content="noindex"&gt;</text:span></text:span></text:span><text:span text:style-name="Strong_20_Emphasis"><text:span text:style-name="T2">.</text:span></text:span></text:p>
        </text:list-item>
        <text:list-item>
          <text:p text:style-name="P21"><text:span text:style-name="Strong_20_Emphasis"><text:span text:style-name="T2">Clickjacking protection con </text:span></text:span><text:span text:style-name="Strong_20_Emphasis"><text:span text:style-name="Source_20_Text"><text:span text:style-name="T2">X-Frame-Options: DENY</text:span></text:span></text:span><text:span text:style-name="Strong_20_Emphasis"><text:span text:style-name="T2">.</text:span></text:span></text:p>
        </text:list-item>
        <text:list-item>
          <text:p text:style-name="P21"><text:span text:style-name="Strong_20_Emphasis"><text:span text:style-name="T2">Rate limit JS per feedback/emoji click via localStorage.</text:span></text:span></text:p>
        </text:list-item>
      </text:list>
      <text:h text:style-name="P20" text:outline-level="4">Esempio struttura file:</text:h>
      <text:p text:style-name="P22"><text:span text:style-name="Source_20_Text"><text:span text:style-name="T2">📁 where-do-locals/</text:span></text:span></text:p>
      <text:p text:style-name="P23"><text:span text:style-name="Source_20_Text"><text:span text:style-name="T2">├── index.html <text:s/></text:span></text:span></text:p>
      <text:p text:style-name="P23"><text:span text:style-name="Source_20_Text"><text:span text:style-name="T2"/></text:span></text:p>
      <text:p text:style-name="P23"><text:span text:style-name="Source_20_Text"><text:span text:style-name="T2"/></text:span></text:p>
      <text:p text:style-name="P23"><text:span text:style-name="Source_20_Text"><text:span text:style-name="T2">…</text:span></text:span></text:p>
      <text:p text:style-name="P23"><text:span text:style-name="Source_20_Text"><text:span text:style-name="T2"/></text:span></text:p>
      <text:p text:style-name="P23"><text:span text:style-name="Source_20_Text"><text:span text:style-name="T2"/></text:span></text:p>
      <text:p text:style-name="P23"><text:span text:style-name="Source_20_Text"><text:span text:style-name="T2">…</text:span></text:span></text:p>
      <text:p text:style-name="P23"><text:span text:style-name="Source_20_Text"><text:span text:style-name="T2"/></text:span></text:p>
      <text:p text:style-name="P23"><text:span text:style-name="Source_20_Text"><text:span text:style-name="T2"/></text:span></text:p>
      <text:p text:style-name="P5"/>
      <text:h text:style-name="P24" text:outline-level="3"><text:span text:style-name="T2">🚀 </text:span><text:span text:style-name="T11">2</text:span><text:span text:style-name="T2">. </text:span><text:span text:style-name="Strong_20_Emphasis"><text:span text:style-name="T2">Transizione a Piattaforma (</text:span></text:span><text:span text:style-name="Strong_20_Emphasis"><text:span text:style-name="T11">6</text:span></text:span><text:span text:style-name="Strong_20_Emphasis"><text:span text:style-name="T2">–24 mesi)</text:span></text:span></text:h>
      <text:list text:style-name="L8">
        <text:list-item>
          <text:p text:style-name="P25">Validare esperienze e fornitori tramite feedback.</text:p>
        </text:list-item>
        <text:list-item>
          <text:p text:style-name="P26"><text:span text:style-name="T2">Introdurre dinamiche di </text:span><text:span text:style-name="Strong_20_Emphasis"><text:span text:style-name="T2">scoring</text:span></text:span><text:span text:style-name="T2">, </text:span><text:span text:style-name="Strong_20_Emphasis"><text:span text:style-name="T2">badge</text:span></text:span><text:span text:style-name="T2">, e </text:span><text:span text:style-name="Strong_20_Emphasis"><text:span text:style-name="T2">retargeting fisico</text:span></text:span><text:span text:style-name="T2">.</text:span></text:p>
        </text:list-item>
        <text:list-item>
          <text:p text:style-name="P26"><text:span text:style-name="Strong_20_Emphasis"><text:span text:style-name="T8">Emoji feedback → Google Sheets,</text:span></text:span><text:span text:style-name="Source_20_Text"><text:span text:style-name="T8"> </text:span></text:span><text:span text:style-name="Strong_20_Emphasis"><text:span text:style-name="T8">Badge virtuali, Analytics privacy-friendly, </text:span></text:span></text:p>
        </text:list-item>
        <text:list-item>
          <text:p text:style-name="P26"><text:span text:style-name="Strong_20_Emphasis"><text:span text:style-name="T8">Tracciamento lato client con Plausible/GoatCounter </text:span></text:span><text:span text:style-name="Strong_20_Emphasis"><text:span text:style-name="T9">op</text:span></text:span><text:span text:style-name="Strong_20_Emphasis"><text:span text:style-name="T8">pure contatore JS custom via fetch → Google Apps Script; </text:span></text:span></text:p>
        </text:list-item>
      </text:list>
      <text:list text:style-name="L9">
        <text:list-item>
          <text:p text:style-name="P27">Scalare il sistema mantenendo l'esperienza curata.</text:p>
        </text:list-item>
        <text:list-item>
          <text:p text:style-name="P28"><text:span text:style-name="T2">Introdurre meccanismi di </text:span><text:span text:style-name="Strong_20_Emphasis"><text:span text:style-name="T2">selezione competitiva</text:span></text:span><text:span text:style-name="T2"> tra fornitori.</text:span></text:p>
        </text:list-item>
      </text:list>
      <text:list text:style-name="L10">
        <text:list-item>
          <text:p text:style-name="P29"><text:span text:style-name="Strong_20_Emphasis"><text:span text:style-name="T2">Sistema a "bidding" soft</text:span></text:span><text:span text:style-name="T2">: fornitori competono per visibilità in base a feedback, risposta, unicità.</text:span></text:p>
        </text:list-item>
        <text:list-item>
          <text:p text:style-name="P29"><text:soft-page-break/><text:span text:style-name="Strong_20_Emphasis"><text:span text:style-name="T2">Gamification turistica</text:span></text:span><text:span text:style-name="T2">: scopri più esperienze = più badge = accesso a contenuti nascosti (es. intervista con l'artigiano).</text:span></text:p>
        </text:list-item>
        <text:list-item>
          <text:p text:style-name="P29"><text:span text:style-name="Strong_20_Emphasis"><text:span text:style-name="T2">Dashboard interna (Google Looker Studio o Glide)</text:span></text:span><text:span text:style-name="T2"> per monitoraggio KPI: QR scans, feedback ricevuti, conversioni.</text:span></text:p>
        </text:list-item>
      </text:list>
      <text:p text:style-name="P5"/>
      <text:h text:style-name="P30" text:outline-level="3">📈 KPI Chiave da Monitorare</text:h>
      <text:list text:style-name="L11">
        <text:list-item>
          <text:p text:style-name="P31">% turisti che scansionano QR.</text:p>
        </text:list-item>
        <text:list-item>
          <text:p text:style-name="P31">% turisti che cliccano su almeno 1 esperienza.</text:p>
        </text:list-item>
        <text:list-item>
          <text:p text:style-name="P31">Tempo medio sulla pagina esperienze.</text:p>
        </text:list-item>
        <text:list-item>
          <text:p text:style-name="P31">Feedback/emoji positivi per fornitore.</text:p>
        </text:list-item>
        <text:list-item>
          <text:p text:style-name="P31">Richieste inviate a Francesco (proxy conversione).</text:p>
        </text:list-item>
      </text:list>
      <text:p text:style-name="P5"/>
      <text:p text:style-name="P13"/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oft-page-break/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oft-page-break/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2"><text:span text:style-name="Strong_20_Emphasis"><text:span text:style-name="T12"/></text:span></text:p>
      <text:p text:style-name="P33"><text:soft-page-break/><text:span text:style-name="Strong_20_Emphasis"><text:span text:style-name="T12"/></text:span></text:p>
      <text:p text:style-name="P34"><text:span text:style-name="Strong_20_Emphasis"><text:span text:style-name="T12">1. restaurants</text:span></text:span></text:p>
      <text:p text:style-name="P34"><text:span text:style-name="Strong_20_Emphasis"><text:span text:style-name="T12">2. experience</text:span></text:span></text:p>
      <text:p text:style-name="P34"><text:span text:style-name="Strong_20_Emphasis"><text:span text:style-name="T12">3. at-your-door</text:span></text:span></text:p>
      <text:p text:style-name="P34"><text:span text:style-name="Strong_20_Emphasis"><text:span text:style-name="T12">4. mobility</text:span></text:span></text:p>
      <text:p text:style-name="P34"><text:span text:style-name="Strong_20_Emphasis"><text:span text:style-name="T12">5. nightlife</text:span></text:span></text:p>
      <text:p text:style-name="P34"><text:span text:style-name="Strong_20_Emphasis"><text:span text:style-name="T12">6. street-food</text:span></text:span></text:p>
      <text:p text:style-name="P34"><text:span text:style-name="Strong_20_Emphasis"><text:span text:style-name="T12">7. chat with our saff</text:span></text:span></text:p>
      <text:p text:style-name="P34"><text:span text:style-name="Strong_20_Emphasis"><text:span text:style-name="T12"/></text:span></text:p>
      <text:p text:style-name="P34"><text:span text:style-name="Strong_20_Emphasis"><text:span text:style-name="T13">ciascun pulsante reindirizza a una pagina contenente altri bottoni che reinderizzano:</text:span></text:span></text:p>
      <text:p text:style-name="P34"><text:span text:style-name="Strong_20_Emphasis"><text:span text:style-name="T13">1. </text:span></text:span><text:span text:style-name="Strong_20_Emphasis"><text:span text:style-name="T12">restaurants</text:span></text:span></text:p>
      <text:p text:style-name="P34"><text:span text:style-name="Strong_20_Emphasis"><text:span text:style-name="T13"><text:tab/>1.1 cibreo</text:span></text:span></text:p>
      <text:p text:style-name="P35"><text:span text:style-name="Strong_20_Emphasis"><text:span text:style-name="T14"><text:tab/>1.2 </text:span></text:span><text:span text:style-name="Strong_20_Emphasis"><text:span text:style-name="T12">chat with our saff</text:span></text:span></text:p>
      <text:p text:style-name="P34"><text:span text:style-name="Strong_20_Emphasis"><text:span text:style-name="T12">2. experience</text:span></text:span><text:span text:style-name="Strong_20_Emphasis"><text:span text:style-name="T13">s</text:span></text:span></text:p>
      <text:p text:style-name="P34"><text:span text:style-name="Strong_20_Emphasis"><text:span text:style-name="T12"><text:tab/></text:span></text:span><text:span text:style-name="Strong_20_Emphasis"><text:span text:style-name="T13">2.1 drink and paint</text:span></text:span></text:p>
      <text:p text:style-name="P34"><text:span text:style-name="Strong_20_Emphasis"><text:span text:style-name="T13"><text:tab/>2.2 pasta experience</text:span></text:span></text:p>
      <text:p text:style-name="P34"><text:span text:style-name="Strong_20_Emphasis"><text:span text:style-name="T13"><text:tab/>2.3 walking tour and museum</text:span></text:span></text:p>
      <text:p text:style-name="P34"><text:span text:style-name="Strong_20_Emphasis"><text:span text:style-name="T13"><text:tab/>2.4 tuscany van tour</text:span></text:span></text:p>
      <text:p text:style-name="P34"><text:span text:style-name="Strong_20_Emphasis"><text:span text:style-name="T13"><text:tab/>2.5 swimming pool</text:span></text:span></text:p>
      <text:p text:style-name="P36"><text:span text:style-name="Strong_20_Emphasis"><text:span text:style-name="T13">2.6 chianti experience</text:span></text:span></text:p>
      <text:p text:style-name="P35"><text:span text:style-name="Strong_20_Emphasis"><text:span text:style-name="T14"><text:tab/>2.7 </text:span></text:span><text:span text:style-name="Strong_20_Emphasis"><text:span text:style-name="T12">chat with our saff</text:span></text:span></text:p>
      <text:p text:style-name="P34"><text:span text:style-name="Strong_20_Emphasis"><text:span text:style-name="T12">3. at-your-door</text:span></text:span></text:p>
      <text:p text:style-name="P34"><text:span text:style-name="Strong_20_Emphasis"><text:span text:style-name="T13"><text:tab/></text:span></text:span><text:span text:style-name="Strong_20_Emphasis"><text:span text:style-name="T13">3.1 yoga experience</text:span></text:span></text:p>
      <text:p text:style-name="P34"><text:span text:style-name="Strong_20_Emphasis"><text:span text:style-name="T13"><text:tab/>3.2 beauty farm</text:span></text:span></text:p>
      <text:p text:style-name="P34"><text:span text:style-name="Strong_20_Emphasis"><text:span text:style-name="T13"><text:tab/>3.3 pasta experience comes to you</text:span></text:span></text:p>
      <text:p text:style-name="P34"><text:span text:style-name="Strong_20_Emphasis"><text:span text:style-name="T13"><text:tab/>3.4 local cheese</text:span></text:span></text:p>
      <text:p text:style-name="P35"><text:span text:style-name="Strong_20_Emphasis"><text:span text:style-name="T14"><text:tab/>3.5 </text:span></text:span><text:span text:style-name="Strong_20_Emphasis"><text:span text:style-name="T12">chat with our saff</text:span></text:span></text:p>
      <text:p text:style-name="P34"><text:span text:style-name="Strong_20_Emphasis"><text:span text:style-name="T12">4. mobility</text:span></text:span></text:p>
      <text:p text:style-name="P34"><text:span text:style-name="Strong_20_Emphasis"><text:span text:style-name="T13"><text:tab/>4.1 private limousine </text:span></text:span></text:p>
      <text:p text:style-name="P34"><text:span text:style-name="Strong_20_Emphasis"><text:span text:style-name="T13"><text:tab/>4.2 </text:span></text:span><text:span text:style-name="Strong_20_Emphasis"><text:span text:style-name="T14">bike and scooter </text:span></text:span><text:span text:style-name="Strong_20_Emphasis"><text:span text:style-name="T13">sharing </text:span></text:span></text:p>
      <text:p text:style-name="P34"><text:span text:style-name="Strong_20_Emphasis"><text:span text:style-name="T13"><text:tab/>4.3 public transport</text:span></text:span></text:p>
      <text:p text:style-name="P35"><text:span text:style-name="Strong_20_Emphasis"><text:span text:style-name="T13"><text:tab/></text:span></text:span><text:span text:style-name="Strong_20_Emphasis"><text:span text:style-name="T14">4.4 </text:span></text:span><text:span text:style-name="Strong_20_Emphasis"><text:span text:style-name="T12">chat with our saff</text:span></text:span></text:p>
      <text:p text:style-name="P34"><text:span text:style-name="Strong_20_Emphasis"><text:span text:style-name="T12">5. nightlife</text:span></text:span></text:p>
      <text:p text:style-name="P34"><text:span text:style-name="Strong_20_Emphasis"><text:span text:style-name="T14"><text:tab/></text:span></text:span><text:span text:style-name="Strong_20_Emphasis"><text:span text:style-name="T14">5.1 tenax</text:span></text:span></text:p>
      <text:p text:style-name="P35"><text:span text:style-name="Strong_20_Emphasis"><text:span text:style-name="T14"><text:tab/>5.2 lattexplus</text:span></text:span></text:p>
      <text:p text:style-name="P35"><text:span text:style-name="Strong_20_Emphasis"><text:span text:style-name="T14"><text:tab/>5.3 </text:span></text:span><text:span text:style-name="Strong_20_Emphasis"><text:span text:style-name="T12">chat with our saff</text:span></text:span></text:p>
      <text:p text:style-name="P34"><text:span text:style-name="Strong_20_Emphasis"><text:span text:style-name="T12">6. street-food</text:span></text:span></text:p>
      <text:p text:style-name="P34"><text:span text:style-name="Strong_20_Emphasis"><text:span text:style-name="T14"><text:tab/></text:span></text:span><text:span text:style-name="Strong_20_Emphasis"><text:span text:style-name="T14">6.1 icchebab tuscany kebab</text:span></text:span></text:p>
      <text:p text:style-name="P35"><text:span text:style-name="Strong_20_Emphasis"><text:span text:style-name="T14"><text:tab/>6.2 </text:span></text:span><text:span text:style-name="Strong_20_Emphasis"><text:span text:style-name="T12">chat with our saff</text:span></text:span></text:p>
      <text:p text:style-name="P34"><text:span text:style-name="Strong_20_Emphasis"><text:span text:style-name="T12">7. chat with our saff</text:span></text:span></text:p>
      <text:p text:style-name="P34"><text:span text:style-name="Strong_20_Emphasis"><text:span text:style-name="T12"/></text:span></text:p>
      <text:p text:style-name="P35"><text:span text:style-name="Strong_20_Emphasis"><text:span text:style-name="T14">molte sottopagine contengono il form. Il form e’ sempre lo stesso frammento di html e javascript che prende dati dall’utente e poi gli apre i messaggi di whatsapp con i contenuti immessi sulla pagina per poi contattare lo staff </text:span></text:span></text:p>
      <text:p text:style-name="P37"><text:span text:style-name="Strong_20_Emphasis"><text:span text:style-name="T12"/></text:span></text:p>
      <text:p text:style-name="P2"/>
      <text:p text:style-name="P35"><text:span text:style-name="Strong_20_Emphasis"><text:span text:style-name="T14">modifica la </text:span></text:span><text:span text:style-name="Strong_20_Emphasis"><text:span text:style-name="T15">seguente </text:span></text:span><text:span text:style-name="Strong_20_Emphasis"><text:span text:style-name="T14">struttura per renderla allo stato dell’arte seguendo le best practices per un sito responsive con boostrap html css javascript </text:span></text:span><text:span text:style-name="Strong_20_Emphasis"><text:span text:style-name="T15">seguendo l’elenco puntato menzionato sopra</text:span></text:span></text:p>
      <text:p text:style-name="P32"><text:span text:style-name="Strong_20_Emphasis"><text:span text:style-name="T12">Root</text:span></text:span></text:p>
      <text:p text:style-name="P32"><text:span text:style-name="Strong_20_Emphasis"><text:span text:style-name="T12">│</text:span></text:span></text:p>
      <text:p text:style-name="P32"><text:span text:style-name="Strong_20_Emphasis"><text:span text:style-name="T12">├── index.html</text:span></text:span></text:p>
      <text:p text:style-name="P32"><text:span text:style-name="Strong_20_Emphasis"><text:span text:style-name="T12">├── /assets/</text:span></text:span></text:p>
      <text:p text:style-name="P32"><text:span text:style-name="Strong_20_Emphasis"><text:span text:style-name="T12">├── /css/</text:span></text:span></text:p>
      <text:p text:style-name="P32"><text:span text:style-name="Strong_20_Emphasis"><text:span text:style-name="T12">├── /js/</text:span></text:span></text:p>
      <text:p text:style-name="P32"><text:span text:style-name="Strong_20_Emphasis"><text:span text:style-name="T12">├── /form/ <text:s text:c="5"/># frammento HTML riusabili per la compilazione del form</text:span></text:span></text:p>
      <text:p text:style-name="P32"><text:span text:style-name="Strong_20_Emphasis"><text:span text:style-name="T12">├── /pages/ <text:s text:c="10"/># da modificare seguendo la descrizione del’ interfaccia con i bottoni.</text:span></text:span></text:p>
      <text:p text:style-name="P32"><text:span text:style-name="Strong_20_Emphasis"><text:span text:style-name="T12">├── /docs/ <text:s text:c="11"/># documentazione interna, wireframe, README</text:span></text:span></text:p>
      <text:p text:style-name="P32"><text:span text:style-name="Strong_20_Emphasis"><text:span text:style-name="T12">├── .gitignore</text:span></text:span></text:p>
      <text:p text:style-name="P32"><text:span text:style-name="Strong_20_Emphasis"><text:span text:style-name="T12">└── README.md</text:span></text:span></text:p>
      <text:p text:style-name="P32"><text:span text:style-name="Strong_20_Emphasis"><text:span text:style-name="T12"><text:line-break/><text:line-break/></text:span></text:span><text:soft-page-break/><text:span text:style-name="Strong_20_Emphasis"><text:span text:style-name="T1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15:55:08.921675572</meta:creation-date>
    <dc:date>2025-05-05T16:15:01.998117597</dc:date>
    <meta:editing-duration>PT32M27S</meta:editing-duration>
    <meta:editing-cycles>1</meta:editing-cycles>
    <meta:document-statistic meta:table-count="0" meta:image-count="0" meta:object-count="0" meta:page-count="8" meta:paragraph-count="120" meta:word-count="1189" meta:character-count="7816" meta:non-whitespace-character-count="6716"/>
    <meta:generator>LibreOffice/24.8.6.2$Linux_X86_64 LibreOffice_project/d50be90c1d90f0f90a5235ffcbbafbbfa38a83c2</meta:generator>
  </office:meta>
</office:document-meta>
</file>